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560000015629879F2D521253AF.png" manifest:media-type="image/png"/>
  <manifest:file-entry manifest:full-path="Pictures/100002010000015600000156E7F8888570380084.png" manifest:media-type="image/png"/>
  <manifest:file-entry manifest:full-path="Pictures/100002010000015600000156EC0BEBFF145D7CB7.png" manifest:media-type="image/png"/>
  <manifest:file-entry manifest:full-path="Pictures/100004630000178A0000178A5E662F2E3CACE61D.svg" manifest:media-type="image/svg+xml"/>
  <manifest:file-entry manifest:full-path="Pictures/100002010000015600000156A0DBEFBE62937456.png" manifest:media-type="image/png"/>
  <manifest:file-entry manifest:full-path="Pictures/100004630000178A0000178AF453C651AD827026.svg" manifest:media-type="image/svg+xml"/>
  <manifest:file-entry manifest:full-path="Pictures/100004630000178A0000178A92B47D67ADBB5D20.svg" manifest:media-type="image/svg+xml"/>
  <manifest:file-entry manifest:full-path="Pictures/100004630000178A0000178AD4AE96B775587125.svg" manifest:media-type="image/svg+xml"/>
  <manifest:file-entry manifest:full-path="Pictures/100004630000178A0000178AB6E2884FF2739283.svg" manifest:media-type="image/svg+xml"/>
  <manifest:file-entry manifest:full-path="Pictures/10000201000001560000015617DAA9D951B7F795.png" manifest:media-type="image/png"/>
  <manifest:file-entry manifest:full-path="Pictures/100004630000178A0000178A91C09DE11FE95354.svg" manifest:media-type="image/svg+xml"/>
  <manifest:file-entry manifest:full-path="Pictures/100002010000015600000156ED0CABC87CAA0F32.png" manifest:media-type="image/png"/>
  <manifest:file-entry manifest:full-path="Pictures/100002010000015600000156A7B2CA1C41B00AF1.png" manifest:media-type="image/png"/>
  <manifest:file-entry manifest:full-path="Pictures/100004630000178A0000178A3CCAA1EFC1483958.svg" manifest:media-type="image/svg+xml"/>
  <manifest:file-entry manifest:full-path="Pictures/100004630000178A0000178A50C18D479B346D1D.svg" manifest:media-type="image/svg+xml"/>
  <manifest:file-entry manifest:full-path="Pictures/100002010000015600000156A5965043DF302CFF.png" manifest:media-type="image/png"/>
  <manifest:file-entry manifest:full-path="Pictures/1000020100000156000001564189C340D1DC6218.png" manifest:media-type="image/png"/>
  <manifest:file-entry manifest:full-path="Pictures/100004630000178A0000178A7E7C5443C1915673.svg" manifest:media-type="image/svg+xml"/>
  <manifest:file-entry manifest:full-path="Pictures/1000020100000156000001569BFD6A7528C50E9D.png" manifest:media-type="image/png"/>
  <manifest:file-entry manifest:full-path="Pictures/1000020100000156000001565C4969CF2A696EC7.png" manifest:media-type="image/png"/>
  <manifest:file-entry manifest:full-path="Pictures/1000020100000156000001564BFDC81CE45D6282.png" manifest:media-type="image/png"/>
  <manifest:file-entry manifest:full-path="Pictures/100004630000178A0000178AC70E03716D55E44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5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gr7" style:family="graphic" style:parent-style-name="standard">
      <style:graphic-properties draw:stroke="none" svg:stroke-color="#000000" draw:fill="none" draw:fill-color="#ffffff" fo:min-height="2.35cm"/>
    </style:style>
    <style:style style:name="gr8" style:family="graphic" style:parent-style-name="standard">
      <style:graphic-properties draw:stroke="none" svg:stroke-color="#000000" draw:fill="none" draw:fill-color="#ffffff" fo:min-height="2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7cm" svg:x="10.847cm" svg:y="1.347cm">
          <draw:image xlink:href="Pictures/100004630000178A0000178A50C18D479B346D1D.svg" xlink:type="simple" xlink:show="embed" xlink:actuate="onLoad" loext:mime-type="image/svg+xml">
            <text:p/>
          </draw:image>
          <draw:image xlink:href="Pictures/10000201000001560000015617DAA9D951B7F795.png" xlink:type="simple" xlink:show="embed" xlink:actuate="onLoad" loext:mime-type="image/png"/>
        </draw:frame>
        <draw:frame draw:style-name="gr1" draw:text-style-name="P1" draw:layer="layout" svg:width="7cm" svg:height="7cm" svg:x="1.647cm" svg:y="1.747cm">
          <draw:image xlink:href="Pictures/100004630000178A0000178A92B47D67ADBB5D20.svg" xlink:type="simple" xlink:show="embed" xlink:actuate="onLoad" loext:mime-type="image/svg+xml">
            <text:p/>
          </draw:image>
          <draw:image xlink:href="Pictures/1000020100000156000001569BFD6A7528C50E9D.png" xlink:type="simple" xlink:show="embed" xlink:actuate="onLoad" loext:mime-type="image/png"/>
        </draw:frame>
        <draw:frame draw:style-name="gr1" draw:text-style-name="P1" draw:layer="layout" svg:width="7cm" svg:height="7cm" svg:x="1.647cm" svg:y="8.947cm">
          <draw:image xlink:href="Pictures/100004630000178A0000178A7E7C5443C1915673.svg" xlink:type="simple" xlink:show="embed" xlink:actuate="onLoad" loext:mime-type="image/svg+xml">
            <text:p/>
          </draw:image>
          <draw:image xlink:href="Pictures/100002010000015600000156A7B2CA1C41B00AF1.png" xlink:type="simple" xlink:show="embed" xlink:actuate="onLoad" loext:mime-type="image/png"/>
        </draw:frame>
        <draw:frame draw:style-name="gr1" draw:text-style-name="P1" draw:layer="layout" svg:width="7cm" svg:height="7cm" svg:x="10.847cm" svg:y="8.847cm">
          <draw:image xlink:href="Pictures/100004630000178A0000178AD4AE96B775587125.svg" xlink:type="simple" xlink:show="embed" xlink:actuate="onLoad" loext:mime-type="image/svg+xml">
            <text:p/>
          </draw:image>
          <draw:image xlink:href="Pictures/1000020100000156000001565C4969CF2A696EC7.png" xlink:type="simple" xlink:show="embed" xlink:actuate="onLoad" loext:mime-type="image/png"/>
        </draw:frame>
        <draw:frame draw:style-name="gr2" draw:text-style-name="P2" draw:layer="layout" svg:width="2.1cm" svg:height="2.2cm" svg:x="8.747cm" svg:y="3.647cm">
          <draw:text-box>
            <text:p>72</text:p>
          </draw:text-box>
        </draw:frame>
        <draw:frame draw:style-name="gr3" draw:text-style-name="P2" draw:layer="layout" svg:width="2cm" svg:height="1.9cm" svg:x="18.247cm" svg:y="3.447cm">
          <draw:text-box>
            <text:p>54</text:p>
          </draw:text-box>
        </draw:frame>
        <draw:frame draw:style-name="gr4" draw:text-style-name="P2" draw:layer="layout" svg:width="2.2cm" svg:height="2cm" svg:x="8.747cm" svg:y="10.847cm">
          <draw:text-box>
            <text:p>73</text:p>
          </draw:text-box>
        </draw:frame>
        <draw:frame draw:style-name="gr4" draw:text-style-name="P2" draw:layer="layout" svg:width="1.6cm" svg:height="2cm" svg:x="18.047cm" svg:y="11.247cm">
          <draw:text-box>
            <text:p>74</text:p>
          </draw:text-box>
        </draw:frame>
        <draw:frame draw:style-name="gr5" draw:text-style-name="P3" draw:layer="layout" svg:width="7cm" svg:height="7cm" svg:x="1.747cm" svg:y="16.547cm">
          <draw:image xlink:href="Pictures/100004630000178A0000178A3CCAA1EFC1483958.svg" xlink:type="simple" xlink:show="embed" xlink:actuate="onLoad" loext:mime-type="image/svg+xml">
            <text:p/>
          </draw:image>
          <draw:image xlink:href="Pictures/1000020100000156000001564BFDC81CE45D6282.png" xlink:type="simple" xlink:show="embed" xlink:actuate="onLoad" loext:mime-type="image/png"/>
        </draw:frame>
        <draw:frame draw:style-name="gr2" draw:text-style-name="P2" draw:layer="layout" svg:width="2.7cm" svg:height="2.2cm" svg:x="8.947cm" svg:y="19.147cm">
          <draw:text-box>
            <text:p>52</text:p>
          </draw:text-box>
        </draw:frame>
        <draw:frame draw:style-name="gr5" draw:text-style-name="P3" draw:layer="layout" svg:width="7cm" svg:height="7cm" svg:x="10.722cm" svg:y="16.522cm">
          <draw:image xlink:href="Pictures/100004630000178A0000178AC70E03716D55E447.svg" xlink:type="simple" xlink:show="embed" xlink:actuate="onLoad" loext:mime-type="image/svg+xml">
            <text:p/>
          </draw:image>
          <draw:image xlink:href="Pictures/100002010000015600000156ED0CABC87CAA0F32.png" xlink:type="simple" xlink:show="embed" xlink:actuate="onLoad" loext:mime-type="image/png"/>
        </draw:frame>
        <draw:frame draw:style-name="gr2" draw:text-style-name="P2" draw:layer="layout" svg:width="2.1cm" svg:height="2.2cm" svg:x="17.947cm" svg:y="18.947cm">
          <draw:text-box>
            <text:p>53</text:p>
          </draw:text-box>
        </draw:frame>
      </draw:page>
      <draw:page draw:name="page2" draw:style-name="dp1" draw:master-page-name="Default">
        <draw:frame draw:style-name="gr1" draw:text-style-name="P1" draw:layer="layout" svg:width="7cm" svg:height="7cm" svg:x="9.547cm" svg:y="2.647cm">
          <draw:image xlink:href="Pictures/100004630000178A0000178AF453C651AD827026.svg" xlink:type="simple" xlink:show="embed" xlink:actuate="onLoad" loext:mime-type="image/svg+xml">
            <text:p/>
          </draw:image>
          <draw:image xlink:href="Pictures/100002010000015600000156A0DBEFBE62937456.png" xlink:type="simple" xlink:show="embed" xlink:actuate="onLoad" loext:mime-type="image/png"/>
        </draw:frame>
        <draw:frame draw:style-name="gr2" draw:text-style-name="P2" draw:layer="layout" svg:width="6cm" svg:height="2.2cm" svg:x="1.247cm" svg:y="1.047cm">
          <draw:text-box>
            <text:p>71</text:p>
          </draw:text-box>
        </draw:frame>
        <draw:frame draw:style-name="gr1" draw:text-style-name="P1" draw:layer="layout" svg:width="7cm" svg:height="7cm" svg:x="1.747cm" svg:y="2.547cm">
          <draw:image xlink:href="Pictures/100004630000178A0000178AF453C651AD827026.svg" xlink:type="simple" xlink:show="embed" xlink:actuate="onLoad" loext:mime-type="image/svg+xml">
            <text:p/>
          </draw:image>
          <draw:image xlink:href="Pictures/100002010000015600000156A0DBEFBE62937456.png" xlink:type="simple" xlink:show="embed" xlink:actuate="onLoad" loext:mime-type="image/png"/>
        </draw:frame>
        <draw:frame draw:style-name="gr1" draw:text-style-name="P1" draw:layer="layout" svg:width="7cm" svg:height="7cm" svg:x="1.747cm" svg:y="10.147cm">
          <draw:image xlink:href="Pictures/100004630000178A0000178AF453C651AD827026.svg" xlink:type="simple" xlink:show="embed" xlink:actuate="onLoad" loext:mime-type="image/svg+xml">
            <text:p/>
          </draw:image>
          <draw:image xlink:href="Pictures/100002010000015600000156A0DBEFBE62937456.png" xlink:type="simple" xlink:show="embed" xlink:actuate="onLoad" loext:mime-type="image/png"/>
        </draw:frame>
        <draw:frame draw:style-name="gr1" draw:text-style-name="P1" draw:layer="layout" svg:width="7cm" svg:height="7cm" svg:x="9.547cm" svg:y="10.247cm">
          <draw:image xlink:href="Pictures/100004630000178A0000178AF453C651AD827026.svg" xlink:type="simple" xlink:show="embed" xlink:actuate="onLoad" loext:mime-type="image/svg+xml">
            <text:p/>
          </draw:image>
          <draw:image xlink:href="Pictures/100002010000015600000156A0DBEFBE62937456.png" xlink:type="simple" xlink:show="embed" xlink:actuate="onLoad" loext:mime-type="image/png"/>
        </draw:frame>
        <draw:frame draw:style-name="gr1" draw:text-style-name="P1" draw:layer="layout" svg:width="6cm" svg:height="6cm" svg:x="2.247cm" svg:y="20.047cm">
          <draw:image xlink:href="Pictures/100004630000178A0000178A91C09DE11FE95354.svg" xlink:type="simple" xlink:show="embed" xlink:actuate="onLoad" loext:mime-type="image/svg+xml">
            <text:p/>
          </draw:image>
          <draw:image xlink:href="Pictures/1000020100000156000001564189C340D1DC6218.png" xlink:type="simple" xlink:show="embed" xlink:actuate="onLoad" loext:mime-type="image/png"/>
        </draw:frame>
        <draw:frame draw:style-name="gr6" draw:text-style-name="P2" draw:layer="layout" svg:width="2.2cm" svg:height="1.8cm" svg:x="8.547cm" svg:y="22.647cm">
          <draw:text-box>
            <text:p>17</text:p>
          </draw:text-box>
        </draw:frame>
        <draw:frame draw:style-name="gr5" draw:text-style-name="P3" draw:layer="layout" svg:width="7cm" svg:height="7cm" svg:x="10.347cm" svg:y="19.122cm">
          <draw:image xlink:href="Pictures/100004630000178A0000178AB6E2884FF2739283.svg" xlink:type="simple" xlink:show="embed" xlink:actuate="onLoad" loext:mime-type="image/svg+xml">
            <text:p/>
          </draw:image>
          <draw:image xlink:href="Pictures/100002010000015600000156A5965043DF302CFF.png" xlink:type="simple" xlink:show="embed" xlink:actuate="onLoad" loext:mime-type="image/png"/>
        </draw:frame>
        <draw:frame draw:style-name="gr7" draw:text-style-name="P2" draw:layer="layout" svg:width="2.5cm" svg:height="2.6cm" svg:x="17.547cm" svg:y="21.347cm">
          <draw:text-box>
            <text:p>42</text:p>
          </draw:text-box>
        </draw:frame>
      </draw:page>
      <draw:page draw:name="page3" draw:style-name="dp1" draw:master-page-name="Default">
        <draw:frame draw:style-name="gr1" draw:text-style-name="P1" draw:layer="layout" svg:width="7cm" svg:height="7cm" svg:x="1.147cm" svg:y="1.147cm">
          <draw:image xlink:href="Pictures/100004630000178A0000178A5E662F2E3CACE61D.svg" xlink:type="simple" xlink:show="embed" xlink:actuate="onLoad" loext:mime-type="image/svg+xml">
            <text:p/>
          </draw:image>
          <draw:image xlink:href="Pictures/100002010000015600000156EC0BEBFF145D7CB7.png" xlink:type="simple" xlink:show="embed" xlink:actuate="onLoad" loext:mime-type="image/png"/>
        </draw:frame>
        <draw:frame draw:style-name="gr1" draw:text-style-name="P1" draw:layer="layout" svg:width="7cm" svg:height="7cm" svg:x="8.847cm" svg:y="1.147cm">
          <draw:image xlink:href="Pictures/100004630000178A0000178A5E662F2E3CACE61D.svg" xlink:type="simple" xlink:show="embed" xlink:actuate="onLoad" loext:mime-type="image/svg+xml">
            <text:p/>
          </draw:image>
          <draw:image xlink:href="Pictures/100002010000015600000156EC0BEBFF145D7CB7.png" xlink:type="simple" xlink:show="embed" xlink:actuate="onLoad" loext:mime-type="image/png"/>
        </draw:frame>
        <draw:frame draw:style-name="gr1" draw:text-style-name="P1" draw:layer="layout" svg:width="7cm" svg:height="7cm" svg:x="1.247cm" svg:y="8.647cm">
          <draw:image xlink:href="Pictures/100004630000178A0000178A5E662F2E3CACE61D.svg" xlink:type="simple" xlink:show="embed" xlink:actuate="onLoad" loext:mime-type="image/svg+xml">
            <text:p/>
          </draw:image>
          <draw:image xlink:href="Pictures/100002010000015600000156EC0BEBFF145D7CB7.png" xlink:type="simple" xlink:show="embed" xlink:actuate="onLoad" loext:mime-type="image/png"/>
        </draw:frame>
        <draw:frame draw:style-name="gr1" draw:text-style-name="P1" draw:layer="layout" svg:width="7cm" svg:height="7cm" svg:x="8.847cm" svg:y="8.747cm">
          <draw:image xlink:href="Pictures/100004630000178A0000178A5E662F2E3CACE61D.svg" xlink:type="simple" xlink:show="embed" xlink:actuate="onLoad" loext:mime-type="image/svg+xml">
            <text:p/>
          </draw:image>
          <draw:image xlink:href="Pictures/100002010000015600000156EC0BEBFF145D7CB7.png" xlink:type="simple" xlink:show="embed" xlink:actuate="onLoad" loext:mime-type="image/png"/>
        </draw:frame>
        <draw:frame draw:style-name="gr8" draw:text-style-name="P2" draw:layer="layout" svg:width="5.1cm" svg:height="2.7cm" svg:x="1.647cm" svg:y="16.747cm">
          <draw:text-box>
            <text:p>51</text:p>
          </draw:text-box>
        </draw:frame>
        <draw:frame draw:style-name="gr5" draw:text-style-name="P3" draw:layer="layout" svg:width="7cm" svg:height="7cm" svg:x="1.367cm" svg:y="18.481cm">
          <draw:image xlink:href="Pictures/100004630000178A0000178A50C18D479B346D1D.svg" xlink:type="simple" xlink:show="embed" xlink:actuate="onLoad" loext:mime-type="image/svg+xml">
            <text:p/>
          </draw:image>
          <draw:image xlink:href="Pictures/10000201000001560000015629879F2D521253AF.png" xlink:type="simple" xlink:show="embed" xlink:actuate="onLoad" loext:mime-type="image/png"/>
        </draw:frame>
        <draw:frame draw:style-name="gr4" draw:text-style-name="P2" draw:layer="layout" svg:width="1.4cm" svg:height="2cm" svg:x="8.547cm" svg:y="20.947cm">
          <draw:text-box>
            <text:p>54</text:p>
          </draw:text-box>
        </draw:frame>
        <draw:frame draw:style-name="gr5" draw:text-style-name="P3" draw:layer="layout" svg:width="7cm" svg:height="7cm" svg:x="9.947cm" svg:y="18.147cm">
          <draw:image xlink:href="Pictures/100004630000178A0000178AD4AE96B775587125.svg" xlink:type="simple" xlink:show="embed" xlink:actuate="onLoad" loext:mime-type="image/svg+xml">
            <text:p/>
          </draw:image>
          <draw:image xlink:href="Pictures/100002010000015600000156E7F8888570380084.png" xlink:type="simple" xlink:show="embed" xlink:actuate="onLoad" loext:mime-type="image/png"/>
        </draw:frame>
        <draw:frame draw:style-name="gr6" draw:text-style-name="P2" draw:layer="layout" svg:width="1.6cm" svg:height="1.8cm" svg:x="17.347cm" svg:y="20.447cm">
          <draw:text-box>
            <text:p>7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47cm" fo:margin-bottom="0.247cm" fo:margin-left="0.247cm" fo:margin-right="0.24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20-02-10T17:38:06.255628205</meta:print-date>
    <dc:date>2020-03-08T15:57:40.568202588</dc:date>
    <meta:editing-duration>PT4H1M33S</meta:editing-duration>
    <meta:editing-cycles>5</meta:editing-cycles>
    <meta:generator>LibreOffice/6.2.8.2$Linux_X86_64 LibreOffice_project/20$Build-2</meta:generator>
    <meta:document-statistic meta:object-count="30"/>
  </office:meta>
</office:document-meta>
</file>